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2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3" style:family="paragraph" style:parent-style-name="Heading_20_1">
      <style:paragraph-properties fo:text-align="start" style:justify-single-word="false"/>
      <style:text-properties fo:font-variant="normal" fo:text-transform="none" fo:color="#212529" officeooo:rsid="001c3b9d" officeooo:paragraph-rsid="001c3b9d" style:font-name-asian="Microsoft JhengHei fixed" style:font-size-asian="31.5pt" style:font-style-asian="normal" style:font-weight-asian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15e227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2c4b9e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51ff4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7a03d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b27e8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d0783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ebce3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4397dc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457e05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0b680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4b751f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4b9b49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4e5952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351f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民主的笑話</text:h>
      <text:p text:style-name="P1"/>
      <text:p text:style-name="P2"/>
      <text:p text:style-name="P4">什麼是民主？</text:p>
      <text:p text:style-name="P4"/>
      <text:p text:style-name="P4">開什麼國際玩笑！</text:p>
      <text:p text:style-name="P4">你真懂嗎？</text:p>
      <text:p text:style-name="P4"/>
      <text:p text:style-name="P8">如今</text:p>
      <text:p text:style-name="P8">你的身體不是你說了算</text:p>
      <text:p text:style-name="P6">而是科學家 政府和醫藥公司</text:p>
      <text:p text:style-name="P6">他們站在了神的位置</text:p>
      <text:p text:style-name="P4"/>
      <text:p text:style-name="P4">如果你沒有二維碼</text:p>
      <text:p text:style-name="P4">將逐漸失去各種權力</text:p>
      <text:p text:style-name="P4"/>
      <text:p text:style-name="P9">順從的機器人</text:p>
      <text:p text:style-name="P9">才是新新人類</text:p>
      <text:p text:style-name="P4"/>
      <text:p text:style-name="P4">君不見</text:p>
      <text:p text:style-name="P4">到處寫着：</text:p>
      <text:p text:style-name="P4"/>
      <text:p text:style-name="P4">自然人與狗不得入內麼！</text:p>
      <text:p text:style-name="P4"/>
      <text:p text:style-name="P4">大獨裁國家俄羅斯</text:p>
      <text:p text:style-name="P4">沒有反人權的強制令</text:p>
      <text:p text:style-name="P4">而驕傲的民主國家</text:p>
      <text:p text:style-name="P4">從政府到個人</text:p>
      <text:p text:style-name="P4">都在違憲和違法</text:p>
      <text:p text:style-name="P13">都在</text:p>
      <text:p text:style-name="P14">用道德綁架和各種恐嚇</text:p>
      <text:p text:style-name="P14">強姦人的意志</text:p>
      <text:p text:style-name="P15">強迫別人佩戴口罩</text:p>
      <text:p text:style-name="P15">和注射未知科學液體</text:p>
      <text:p text:style-name="P4"/>
      <text:p text:style-name="P4">唯獨 裸奔的獨裁國家俄羅斯</text:p>
      <text:p text:style-name="P4">與一衆民主國家背道而馳</text:p>
      <text:p text:style-name="P4">孤獨地</text:p>
      <text:p text:style-name="P4">捍衛人類自然基因的權利</text:p>
      <text:p text:style-name="P5">抵抗各種</text:p>
      <text:p text:style-name="P5">違反人權的</text:p>
      <text:p text:style-name="P10">以科學和愛心與關心爲名的</text:p>
      <text:p text:style-name="P10">強制令</text:p>
      <text:p text:style-name="P5"/>
      <text:p text:style-name="P5">每當別人正義凜然</text:p>
      <text:p text:style-name="P5">要求他人戴上口罩時</text:p>
      <text:p text:style-name="P5">我才知道</text:p>
      <text:p text:style-name="P5">原來</text:p>
      <text:p text:style-name="P5">民主國家的憲法和法律也如廁紙</text:p>
      <text:p text:style-name="P5">他們的恐懼才是王法</text:p>
      <text:p text:style-name="P7">他們所謂的科學家才是安撫他們內心救世主</text:p>
      <text:p text:style-name="P5"/>
      <text:p text:style-name="P5">病毒不是真病毒</text:p>
      <text:p text:style-name="P5">他們才是</text:p>
      <text:p text:style-name="P5">他們是人類文明病毒的載體和打手</text:p>
      <text:p text:style-name="P5">一邊喊着空洞的民主口號</text:p>
      <text:p text:style-name="P11">一邊因恐懼而出讓自己的權力</text:p>
      <text:p text:style-name="P5">跪求政府印錢救濟</text:p>
      <text:p text:style-name="P5">跪求賞賜安胎的解藥</text:p>
      <text:p text:style-name="P16">不惜製出造掌管一切的獨裁大政府</text:p>
      <text:p text:style-name="P5">一邊又踐踏別人的權力</text:p>
      <text:p text:style-name="P5">強迫別人和他們一樣</text:p>
      <text:p text:style-name="P5">保持正確的姿勢</text:p>
      <text:p text:style-name="P5"/>
      <text:p text:style-name="P5">我就想問問</text:p>
      <text:p text:style-name="P5">誰給了你這把上方寶賤？</text:p>
      <text:p text:style-name="P5"/>
      <text:p text:style-name="P5">你若恐懼</text:p>
      <text:p text:style-name="P5">你若相信快餐的藥水</text:p>
      <text:p text:style-name="P5">可以多打</text:p>
      <text:p text:style-name="P5">而且應該多打</text:p>
      <text:p text:style-name="P5">你應該本着負責人的態度</text:p>
      <text:p text:style-name="P5">變賣家產</text:p>
      <text:p text:style-name="P5">支助和催促廠商加快研發進度</text:p>
      <text:p text:style-name="P5">只有這樣</text:p>
      <text:p text:style-name="P5">才能安撫你那顆恐懼的心</text:p>
      <text:p text:style-name="P5">你甚至應該做基因改造變成超級人類</text:p>
      <text:p text:style-name="P5">或者是機器人</text:p>
      <text:p text:style-name="P5">以保你萬年無憂！</text:p>
      <text:p text:style-name="P5">這些才是你的權力</text:p>
      <text:p text:style-name="P5"/>
      <text:p text:style-name="P12"><text:soft-page-break/>但別他媽的</text:p>
      <text:p text:style-name="P12">也要求我們成爲</text:p>
      <text:p text:style-name="P5">出讓博弈權力</text:p>
      <text:p text:style-name="P5">乖乖露出美臀給政府的</text:p>
      <text:p text:style-name="P5">智障民主人士</text:p>
      <text:p text:style-name="P5"/>
      <text:p text:style-name="P5">老一代的鬥士</text:p>
      <text:p text:style-name="P5">在病毒中慢慢消亡</text:p>
      <text:p text:style-name="P5">而新一代的兩腳羊</text:p>
      <text:p text:style-name="P5">卻長出了智障的刺突蛋白</text:p>
      <text:p text:style-name="P5">像傳家寶一樣</text:p>
      <text:p text:style-name="P5">代代相傳</text:p>
      <text:p text:style-name="P5"/>
      <text:p text:style-name="P5">你有你們智障的權力</text:p>
      <text:p text:style-name="P5">我們有做自然人的權力</text:p>
      <text:p text:style-name="P5">以強姦人的意志</text:p>
      <text:p text:style-name="P5">威逼利誘打針</text:p>
      <text:p text:style-name="P5">無異於一場蓄意的謀殺</text:p>
      <text:p text:style-name="P5"/>
      <text:p text:style-name="P5">誰給了你智障的權力</text:p>
      <text:p text:style-name="P5">向宇宙宣告</text:p>
      <text:p text:style-name="P5"/>
      <text:p text:style-name="P5">自然人與狗不得入內！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5-02T14:06:53.655674681</dc:date>
    <meta:editing-duration>PT2H11M57S</meta:editing-duration>
    <meta:editing-cycles>70</meta:editing-cycles>
    <meta:document-statistic meta:table-count="0" meta:image-count="0" meta:object-count="0" meta:page-count="2" meta:paragraph-count="85" meta:word-count="675" meta:character-count="677" meta:non-whitespace-character-count="675"/>
  </office:meta>
</office:document-meta>
</file>